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075in"/>
    </style:style>
    <style:style style:name="co4" style:family="table-column">
      <style:table-column-properties fo:break-before="auto" style:column-width="1.189in"/>
    </style:style>
    <style:style style:name="co5" style:family="table-column">
      <style:table-column-properties fo:break-before="auto" style:column-width="1.744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5in" fo:break-before="auto" style:use-optimal-row-height="true"/>
    </style:style>
    <style:style style:name="ro3" style:family="table-row">
      <style:table-row-properties style:row-height="0.1972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  <style:text-properties style:font-name="Ubuntu" fo:hyphenate="fals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fo:hyphenate="false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2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8" table:default-cell-style-name="ce3"/>
        <table:table-row table:style-name="ro2">
          <table:table-cell table:style-name="ce1"/>
          <table:table-cell office:value-type="string">
            <text:p># of parses ← ENG</text:p>
          </table:table-cell>
          <table:table-cell office:value-type="string">
            <text:p># incorrect parses</text:p>
          </table:table-cell>
          <table:table-cell office:value-type="string">
            <text:p># of parses ← ITA</text:p>
          </table:table-cell>
          <table:table-cell office:value-type="string">
            <text:p># incorrect parses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ogs sleep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ogs chase cars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 chase you.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hese dogs sleep.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Dogs eat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1" office:value-type="string">
            <text:p>I can eat glass.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1" office:value-type="string">
            <text:p>It doesnt hurt me.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The dogs chase cars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 think that you know that dogs chase cars.</text:p>
          </table:table-cell>
          <table:table-cell table:number-columns-repeated="4"/>
          <table:table-cell office:value-type="string">
            <text:p># of Eng sentences that translate :</text:p>
          </table:table-cell>
          <table:table-cell table:formula="of:=COUNT([.B2:.B20])" office:value-type="float" office:value="14">
            <text:p>14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I ask whether you know that dogs chase cars.</text:p>
          </table:table-cell>
          <table:table-cell table:number-columns-repeated="4"/>
          <table:table-cell office:value-type="string">
            <text:p># of Ita sentences that translate:</text:p>
          </table:table-cell>
          <table:table-cell table:formula="of:=COUNT([.D2:.D20])" office:value-type="float" office:value="13">
            <text:p>1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ats and dogs chase cars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ogs chase cars and cats chase dogs.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ts chase dogs and sleep.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o cats chase dogs?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Hungry dogs eat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ogs eat quickly.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The dogs are hungry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" office:value-type="string">
            <text:p>The dogs are in the park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he dogs are the cats.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wie </meta:initial-creator>
    <meta:creation-date>2012-02-28T17:50:28</meta:creation-date>
    <dc:date>2012-03-02T12:26:54</dc:date>
    <dc:creator>Hewie </dc:creator>
    <meta:editing-duration>PT1H17M4S</meta:editing-duration>
    <meta:editing-cycles>8</meta:editing-cycles>
    <meta:generator>LibreOffice/3.5$Linux_X86_64 LibreOffice_project/350m1$Build-13</meta:generator>
    <meta:document-statistic meta:table-count="3" meta:cell-count="76" meta:object-count="0"/>
  </office:meta>
</office:document-meta>
</file>